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0.4194in" table:align="left"/>
    </style:style>
    <style:style style:name="Table1.A" style:family="table-column">
      <style:table-column-properties style:column-width="0.4194in"/>
    </style:style>
    <style:style style:name="Table1.A1" style:family="table-cell">
      <style:table-cell-properties style:vertical-align="middle" fo:padding="0.0194in" fo:border="none"/>
    </style:style>
    <style:style style:name="Table2" style:family="table">
      <style:table-properties style:width="5.5278in" table:align="left"/>
    </style:style>
    <style:style style:name="Table2.A" style:family="table-column">
      <style:table-column-properties style:column-width="1.7535in"/>
    </style:style>
    <style:style style:name="Table2.B" style:family="table-column">
      <style:table-column-properties style:column-width="3.7743in"/>
    </style:style>
    <style:style style:name="Table2.A1" style:family="table-cell">
      <style:table-cell-properties style:vertical-align="middle" fo:padding="0.0194in" fo:border="none"/>
    </style:style>
    <style:style style:name="P1" style:family="paragraph" style:parent-style-name="Standard">
      <style:text-properties officeooo:rsid="000f25ee" officeooo:paragraph-rsid="000f25ee"/>
    </style:style>
    <style:style style:name="P2" style:family="paragraph" style:parent-style-name="Standard">
      <style:text-properties loext:padding="0in" loext:border="none"/>
    </style:style>
    <style:style style:name="P3" style:family="paragraph" style:parent-style-name="Text_20_body">
      <style:paragraph-properties fo:margin-top="0in" fo:margin-bottom="0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programmingexamples.wikidot.com/bash-scripting" text:style-name="Internet_20_link" text:visited-style-name="Visited_20_Internet_20_Link">http://programmingexamples.wikidot.com/bash-scripting</text:a></text:p>
      <text:p text:style-name="P1"/>
      <text:p text:style-name="P1">Bash Scripting </text:p>
      <text:section text:style-name="Sect1" text:name="div-gpt-ad-1410946564449-1">
        <text:p text:style-name="P2"/>
      </text:section>
      <text:section text:style-name="Sect1" text:name="page-content">
        <table:table table:name="Table1" table:style-name="Table1">
          <table:table-column table:style-name="Table1.A"/>
          <table:table-row>
            <table:table-cell table:style-name="Table1.A1" office:value-type="string">
              <text:section text:style-name="Sect1" text:name="toc">
                <text:p text:style-name="Table_20_Contents"/>
              </text:section>
            </table:table-cell>
          </table:table-row>
        </table:table>
        <text:h text:style-name="Heading_20_1" text:outline-level="1"><text:bookmark text:name="toc0"/>Introduction</text:h>
        <text:h text:style-name="Heading_20_2" text:outline-level="2"><text:bookmark text:name="toc1"/>Linux Shell</text:h>
        <text:p text:style-name="Text_20_body">Computer understand the language of 0's and 1's called binary language. Shell is a special program which accepts instruction or commands in English and if its a valid command, it passes the command to the kernel. Shell is not part of system kernel, but uses the system kernel to execute programs, create files etc.</text:p>
        <text:h text:style-name="Heading_20_2" text:outline-level="2"><text:bookmark text:name="toc2"/>Shell Script</text:h>
        <text:p text:style-name="Text_20_body">Normally shells are interactive. It means shell accept command from you (via keyboard) and execute them. But if you use command one by one (sequence of 'n' number of commands) , the you can store this sequence of command to text file and tell the shell to execute this text file instead of entering the commands. This is know as shell script.</text:p>
        <text:h text:style-name="Heading_20_2" text:outline-level="2"><text:bookmark text:name="toc3"/>How to write shell script</text:h>
        <text:list xml:id="list5735528089254524701" text:style-name="L1">
          <text:list-item>
            <text:p text:style-name="P9">Write shell script with a text example (for example vi). </text:p>
          </text:list-item>
          <text:list-item>
            <text:p text:style-name="P9">set execute permission: <text:span text:style-name="Teletype">chmod +x your-script-name</text:span> </text:p>
          </text:list-item>
          <text:list-item>
            <text:p text:style-name="P5">Execute script:<text:span text:style-name="Teletype">bash your-script-name</text:span> or <text:span text:style-name="Teletype">./your-script-name</text:span> </text:p>
          </text:list-item>
        </text:list>
        <text:p text:style-name="Text_20_body"><text:span text:style-name="Strong_20_Emphasis">Example</text:span><text:line-break/>$vi first.sh</text:p>
        <text:p text:style-name="Preformatted_20_Text">#</text:p>
        <text:p text:style-name="Preformatted_20_Text"># My first shell script</text:p>
        <text:p text:style-name="Preformatted_20_Text">#</text:p>
        <text:p text:style-name="Preformatted_20_Text">clear</text:p>
        <text:p text:style-name="P4">echo "first shell script"</text:p>
        <text:p text:style-name="Text_20_body"><text:soft-page-break/>$chmod +x first.sh<text:line-break/>$./first.sh</text:p>
        <text:h text:style-name="Heading_20_1" text:outline-level="1"><text:bookmark text:name="toc4"/>Basics</text:h>
        <text:h text:style-name="Heading_20_2" text:outline-level="2"><text:bookmark text:name="toc5"/>Variables</text:h>
        <text:p text:style-name="Text_20_body">In Linux (Shell), there are two types of variable:</text:p>
        <text:list xml:id="list479384488419945202" text:style-name="L2">
          <text:list-item>
            <text:p text:style-name="P10"><text:span text:style-name="Strong_20_Emphasis">System variables</text:span> - Created and maintained by Linux itself. This type of variable defined in CAPITAL LETTERS. </text:p>
          </text:list-item>
          <text:list-item>
            <text:p text:style-name="P6"><text:span text:style-name="Strong_20_Emphasis">User defined variables</text:span> (UDV) - Created and maintained by user. This type of variable defined in lower letters. </text:p>
          </text:list-item>
        </text:list>
        <text:p text:style-name="Preformatted_20_Text">#!/bin/bash</text:p>
        <text:p text:style-name="Preformatted_20_Text"><text:s/></text:p>
        <text:p text:style-name="Preformatted_20_Text">x=10 <text:s text:c="11"/>#NOT x = 10 no spaces</text:p>
        <text:p text:style-name="Preformatted_20_Text">X=20 <text:s text:c="11"/>#variables are case sensitive</text:p>
        <text:p text:style-name="Preformatted_20_Text">$y= <text:s text:c="12"/>#NULL variable</text:p>
        <text:p text:style-name="Preformatted_20_Text">echo "x = $x"</text:p>
        <text:p text:style-name="Preformatted_20_Text">echo "X = $X"</text:p>
        <text:p text:style-name="P4">echo "y = $y"</text:p>
        <text:h text:style-name="Heading_20_2" text:outline-level="2"><text:bookmark text:name="toc6"/>Comments</text:h>
        <text:p text:style-name="Preformatted_20_Text">#!/bin/bash</text:p>
        <text:p text:style-name="Preformatted_20_Text"># This line is a comment.</text:p>
        <text:p text:style-name="Preformatted_20_Text">echo "A comment will follow." # Comment here.</text:p>
        <text:p text:style-name="Preformatted_20_Text">echo "The # here does not begin a comment."</text:p>
        <text:p text:style-name="Preformatted_20_Text">echo 'The # here does not begin a comment.'</text:p>
        <text:p text:style-name="Preformatted_20_Text">echo The \# here does not begin a comment.</text:p>
        <text:p text:style-name="Preformatted_20_Text">echo The # here begins a comment.</text:p>
        <text:p text:style-name="Preformatted_20_Text"><text:s/></text:p>
        <text:p text:style-name="Preformatted_20_Text">echo ${PATH#*:} <text:s text:c="6"/># Parameter substitution, not a comment.</text:p>
        <text:p text:style-name="P4">echo $(( 2#101011 )) <text:s/># Base conversion, not a comment.</text:p>
        <text:h text:style-name="Heading_20_2" text:outline-level="2"><text:bookmark text:name="toc7"/><text:soft-page-break/>Quotes</text:h>
        <text:list xml:id="list5947812183041709749" text:style-name="L3">
          <text:list-item>
            <text:p text:style-name="P11"><text:span text:style-name="Strong_20_Emphasis">Double Quotes</text:span>: " " -Anything enclose in double quotes removed meaning of that characters (except \ and $). </text:p>
          </text:list-item>
          <text:list-item>
            <text:p text:style-name="P11"><text:span text:style-name="Strong_20_Emphasis">Single quotes</text:span>: ' ' - Enclosed in single quotes remains unchanged. </text:p>
          </text:list-item>
          <text:list-item>
            <text:p text:style-name="P7"><text:span text:style-name="Strong_20_Emphasis">Back quote</text:span>: ` ` - To execute command </text:p>
          </text:list-item>
        </text:list>
        <text:h text:style-name="Heading_20_2" text:outline-level="2"><text:bookmark text:name="toc8"/>Shell Built in Variables</text:h>
        <table:table table:name="Table2" table:style-name="Table2">
          <table:table-column table:style-name="Table2.A"/>
          <table:table-column table:style-name="Table2.B"/>
          <table:table-row>
            <table:table-cell table:style-name="Table2.A1" office:value-type="string">
              <text:p text:style-name="Table_20_Contents">~ Shell Built in Variables</text:p>
            </table:table-cell>
            <table:table-cell table:style-name="Table2.A1" office:value-type="string">
              <text:p text:style-name="Table_20_Contents">~ Meaning</text:p>
            </table:table-cell>
          </table:table-row>
          <table:table-row>
            <table:table-cell table:style-name="Table2.A1" office:value-type="string">
              <text:p text:style-name="Table_20_Contents">$#</text:p>
            </table:table-cell>
            <table:table-cell table:style-name="Table2.A1" office:value-type="string">
              <text:p text:style-name="Table_20_Contents">Number of command line arguments.</text:p>
            </table:table-cell>
          </table:table-row>
          <table:table-row>
            <table:table-cell table:style-name="Table2.A1" office:value-type="string">
              <text:p text:style-name="Table_20_Contents">$?</text:p>
            </table:table-cell>
            <table:table-cell table:style-name="Table2.A1" office:value-type="string">
              <text:p text:style-name="Table_20_Contents">Exit Status</text:p>
            </table:table-cell>
          </table:table-row>
          <table:table-row>
            <table:table-cell table:style-name="Table2.A1" office:value-type="string">
              <text:p text:style-name="Table_20_Contents">$*</text:p>
            </table:table-cell>
            <table:table-cell table:style-name="Table2.A1" office:value-type="string">
              <text:p text:style-name="Table_20_Contents">string that contains all arguments to shell</text:p>
            </table:table-cell>
          </table:table-row>
          <table:table-row>
            <table:table-cell table:style-name="Table2.A1" office:value-type="string">
              <text:p text:style-name="Table_20_Contents">$@</text:p>
            </table:table-cell>
            <table:table-cell table:style-name="Table2.A1" office:value-type="string">
              <text:p text:style-name="Table_20_Contents">Same as above, except when quoted.</text:p>
            </table:table-cell>
          </table:table-row>
          <table:table-row>
            <table:table-cell table:style-name="Table2.A1" office:value-type="string">
              <text:p text:style-name="Table_20_Contents">$-</text:p>
            </table:table-cell>
            <table:table-cell table:style-name="Table2.A1" office:value-type="string">
              <text:p text:style-name="Table_20_Contents">Option supplied to shell</text:p>
            </table:table-cell>
          </table:table-row>
          <table:table-row>
            <table:table-cell table:style-name="Table2.A1" office:value-type="string">
              <text:p text:style-name="Table_20_Contents">$$</text:p>
            </table:table-cell>
            <table:table-cell table:style-name="Table2.A1" office:value-type="string">
              <text:p text:style-name="Table_20_Contents">PID of shell</text:p>
            </table:table-cell>
          </table:table-row>
          <table:table-row>
            <table:table-cell table:style-name="Table2.A1" office:value-type="string">
              <text:p text:style-name="Table_20_Contents">$!</text:p>
            </table:table-cell>
            <table:table-cell table:style-name="Table2.A1" office:value-type="string">
              <text:p text:style-name="Table_20_Contents">PID of last started background process (started with &amp;)</text:p>
            </table:table-cell>
          </table:table-row>
        </table:table>
        <text:h text:style-name="Heading_20_2" text:outline-level="2"><text:bookmark text:name="toc9"/>Input - Output redirection</text:h>
        <text:p text:style-name="Text_20_body">Redirection symbols</text:p>
        <text:list xml:id="list880414872115105414" text:style-name="L4">
          <text:list-item>
            <text:p text:style-name="P12"><text:span text:style-name="Strong_20_Emphasis">&gt;</text:span>: To output Linux-commands result to file. </text:p>
          </text:list-item>
          <text:list-item>
            <text:p text:style-name="P12"><text:span text:style-name="Strong_20_Emphasis">»</text:span>: To output Linux-commands result to END of file. </text:p>
          </text:list-item>
          <text:list-item>
            <text:p text:style-name="P8"><text:span text:style-name="Strong_20_Emphasis">&lt;</text:span>: To take input to Linux-command from file instead of keyboard. </text:p>
          </text:list-item>
        </text:list>
        <text:p text:style-name="Text_20_body"><text:span text:style-name="Strong_20_Emphasis">Example 1</text:span></text:p>
        <text:p text:style-name="Preformatted_20_Text">#!/bin/bash</text:p>
        <text:p text:style-name="Preformatted_20_Text">clear</text:p>
        <text:p text:style-name="Preformatted_20_Text">echo "ls &gt; file_list"</text:p>
        <text:p text:style-name="Preformatted_20_Text">ls &gt; file_list</text:p>
        <text:p text:style-name="Preformatted_20_Text"><text:s/></text:p>
        <text:p text:style-name="Preformatted_20_Text">echo "ls -la &gt;&gt; file_list"</text:p>
        <text:p text:style-name="Preformatted_20_Text">ls -la &gt;&gt; file_list</text:p>
        <text:p text:style-name="Preformatted_20_Text"><text:s/></text:p>
        <text:p text:style-name="Preformatted_20_Text"><text:soft-page-break/>echo "cat &lt; file_list"</text:p>
        <text:p text:style-name="P4">cat &lt; file_list</text:p>
        <text:p text:style-name="Text_20_body"><text:span text:style-name="Strong_20_Emphasis">Example 2</text:span><text:line-break/>$cat &gt; sname<text:line-break/>vivek<text:line-break/>ashish<text:line-break/>zebra<text:line-break/>babu<text:line-break/><text:span text:style-name="Emphasis">Press CTRL + D to save.</text:span><text:line-break/>$ sort &lt; sname &gt; sorted_names<text:line-break/>$ cat sorted_names</text:p>
        <text:p text:style-name="Text_20_body"><text:span text:style-name="Strong_20_Emphasis">Example 3</text:span><text:line-break/>$ tr "[a-z]" "[A-Z]" &lt; sname &gt; cap_names<text:line-break/>$ cat cap_names</text:p>
        <text:p text:style-name="Text_20_body"><text:span text:style-name="Strong_20_Emphasis">Example 4</text:span><text:line-break/>$ sort &gt; new_sorted_names &lt; sname<text:line-break/>$ cat new_sorted_names</text:p>
        <text:h text:style-name="Heading_20_2" text:outline-level="2"><text:bookmark text:name="toc10"/>Pipes</text:h>
        <text:p text:style-name="Text_20_body">A pipe is a way to connect the output of one program to the input of another program without any temporary file.</text:p>
        <text:p text:style-name="Text_20_body"><text:span text:style-name="Strong_20_Emphasis">Example</text:span><text:line-break/>$ ls |<text:line-break/>$ who | sort<text:line-break/>$ who | sort &gt; user_list<text:line-break/>$ who | wc -l<text:line-break/>$ ls -l | wc -l<text:line-break/>$ who | grep chrys</text:p>
        <text:h text:style-name="Heading_20_2" text:outline-level="2"><text:bookmark text:name="toc11"/><text:soft-page-break/>Filter</text:h>
        <text:p text:style-name="Text_20_body">If a Linux command accepts its input from the standard input and produces its output on standard output is know as a filter. A filter performs some kind of process on the input and gives output.<text:line-break/><text:span text:style-name="Strong_20_Emphasis">Example</text:span><text:line-break/>Suppose you have file called 'hotel.txt' with 100 lines data, And from 'hotel.txt' you would like to print contains from line number 20 to line number 30 and store this result to file called 'hlist' then give command:<text:line-break/>$ tail +20 &lt; hotel.txt | head -n30 &gt;hlist</text:p>
        <text:h text:style-name="Heading_20_2" text:outline-level="2"><text:bookmark text:name="toc12"/>Processes</text:h>
        <text:p text:style-name="Text_20_body">A process is program (command given by user) to perform specific Job. In Linux when you start process, it gives a number to process (called PID or process-id), PID starts from 0 to 65535.</text:p>
        <text:h text:style-name="Heading_20_1" text:outline-level="1"><text:bookmark text:name="toc13"/>Language Constructs</text:h>
        <text:h text:style-name="Heading_20_2" text:outline-level="2"><text:bookmark text:name="toc14"/>if condition</text:h>
        <text:p text:style-name="Text_20_body"><text:span text:style-name="Strong_20_Emphasis">Example 1</text:span>: Mathematical Operators</text:p>
        <text:p text:style-name="Preformatted_20_Text">#!/bin/bash</text:p>
        <text:p text:style-name="Preformatted_20_Text"><text:s/></text:p>
        <text:p text:style-name="Preformatted_20_Text">if test $1 -gt 0</text:p>
        <text:p text:style-name="Preformatted_20_Text">then</text:p>
        <text:p text:style-name="Preformatted_20_Text"><text:s text:c="8"/>echo "$1 &gt; 0"</text:p>
        <text:p text:style-name="Preformatted_20_Text">fi</text:p>
        <text:p text:style-name="Preformatted_20_Text"><text:s/></text:p>
        <text:p text:style-name="Preformatted_20_Text">if test $1 -ge 0</text:p>
        <text:p text:style-name="Preformatted_20_Text">then</text:p>
        <text:p text:style-name="Preformatted_20_Text"><text:s text:c="8"/>echo "$1 &gt;= 0"</text:p>
        <text:p text:style-name="Preformatted_20_Text">fi</text:p>
        <text:p text:style-name="Preformatted_20_Text"><text:s/></text:p>
        <text:p text:style-name="Preformatted_20_Text">if test $1 -eq 0</text:p>
        <text:p text:style-name="Preformatted_20_Text">then</text:p>
        <text:p text:style-name="Preformatted_20_Text"><text:s text:c="8"/>echo "$1 == 0"</text:p>
        <text:p text:style-name="Preformatted_20_Text">fi</text:p>
        <text:p text:style-name="Preformatted_20_Text"><text:soft-page-break/><text:s/></text:p>
        <text:p text:style-name="Preformatted_20_Text">if test $1 -ne 0</text:p>
        <text:p text:style-name="Preformatted_20_Text">then</text:p>
        <text:p text:style-name="Preformatted_20_Text"><text:s text:c="8"/>echo "$1 != 0"</text:p>
        <text:p text:style-name="Preformatted_20_Text">fi</text:p>
        <text:p text:style-name="Preformatted_20_Text"><text:s/></text:p>
        <text:p text:style-name="Preformatted_20_Text">if test $1 -lt 0</text:p>
        <text:p text:style-name="Preformatted_20_Text">then</text:p>
        <text:p text:style-name="Preformatted_20_Text"><text:s text:c="8"/>echo "$1 &lt; 0"</text:p>
        <text:p text:style-name="Preformatted_20_Text">fi</text:p>
        <text:p text:style-name="Preformatted_20_Text"><text:s/></text:p>
        <text:p text:style-name="Preformatted_20_Text">if test $1 -le 0</text:p>
        <text:p text:style-name="Preformatted_20_Text">then</text:p>
        <text:p text:style-name="Preformatted_20_Text"><text:s text:c="8"/>echo "$1 &lt;= 0"</text:p>
        <text:p text:style-name="P4">fi</text:p>
        <text:p text:style-name="Text_20_body"><text:span text:style-name="Strong_20_Emphasis">Example 2</text:span>: Logical Operators</text:p>
        <text:p text:style-name="Preformatted_20_Text">if test $1 -lt 0</text:p>
        <text:p text:style-name="Preformatted_20_Text">then</text:p>
        <text:p text:style-name="Preformatted_20_Text"><text:s text:c="8"/>echo "$1 &lt; 0"</text:p>
        <text:p text:style-name="Preformatted_20_Text">fi</text:p>
        <text:p text:style-name="Preformatted_20_Text"><text:s/></text:p>
        <text:p text:style-name="Preformatted_20_Text">if test $1 -le 0</text:p>
        <text:p text:style-name="Preformatted_20_Text">then</text:p>
        <text:p text:style-name="Preformatted_20_Text"><text:s text:c="8"/>echo "$1 &lt;= 0"</text:p>
        <text:p text:style-name="P4">fi</text:p>
        <text:p text:style-name="Text_20_body"><text:span text:style-name="Strong_20_Emphasis">Example 3</text:span>: String Operators</text:p>
        <text:p text:style-name="Preformatted_20_Text">string_null=""</text:p>
        <text:p text:style-name="Preformatted_20_Text">string1="string1"</text:p>
        <text:p text:style-name="Preformatted_20_Text"><text:s/></text:p>
        <text:p text:style-name="Preformatted_20_Text">if [ $string_null -n ]</text:p>
        <text:p text:style-name="Preformatted_20_Text">then</text:p>
        <text:p text:style-name="Preformatted_20_Text"><text:s text:c="8"/>echo "not null string"</text:p>
        <text:p text:style-name="Preformatted_20_Text">else</text:p>
        <text:p text:style-name="Preformatted_20_Text"><text:s text:c="8"/>echo "null string"</text:p>
        <text:p text:style-name="Preformatted_20_Text">fi</text:p>
        <text:p text:style-name="Preformatted_20_Text"><text:s/></text:p>
        <text:p text:style-name="Preformatted_20_Text">if [ $string_null -z ]</text:p>
        <text:p text:style-name="Preformatted_20_Text">then</text:p>
        <text:p text:style-name="Preformatted_20_Text"><text:s text:c="8"/>echo "null string"</text:p>
        <text:p text:style-name="Preformatted_20_Text"><text:soft-page-break/>else</text:p>
        <text:p text:style-name="Preformatted_20_Text"><text:s text:c="8"/>echo "not null string"</text:p>
        <text:p text:style-name="Preformatted_20_Text">fi</text:p>
        <text:p text:style-name="Preformatted_20_Text"><text:s/></text:p>
        <text:p text:style-name="Preformatted_20_Text">if [ "$string_null" == "$string1" ]</text:p>
        <text:p text:style-name="Preformatted_20_Text">then</text:p>
        <text:p text:style-name="Preformatted_20_Text"><text:s text:c="8"/>echo "strings equal"</text:p>
        <text:p text:style-name="Preformatted_20_Text">else</text:p>
        <text:p text:style-name="Preformatted_20_Text"><text:s text:c="8"/>echo "strings not equal"</text:p>
        <text:p text:style-name="Preformatted_20_Text">fi</text:p>
        <text:p text:style-name="Preformatted_20_Text"><text:s/></text:p>
        <text:p text:style-name="Preformatted_20_Text">if [ "$string_null" != "$string1" ]</text:p>
        <text:p text:style-name="Preformatted_20_Text">then</text:p>
        <text:p text:style-name="Preformatted_20_Text"><text:s text:c="8"/>echo "strings not equal"</text:p>
        <text:p text:style-name="Preformatted_20_Text">else</text:p>
        <text:p text:style-name="Preformatted_20_Text"><text:s text:c="8"/>echo "strings equal"</text:p>
        <text:p text:style-name="P4">fi</text:p>
        <text:p text:style-name="Text_20_body"><text:span text:style-name="Strong_20_Emphasis">Example 4</text:span>: Test for files and directories</text:p>
        <text:p text:style-name="Preformatted_20_Text">#!/bin/bash</text:p>
        <text:p text:style-name="Preformatted_20_Text"><text:s/></text:p>
        <text:p text:style-name="Preformatted_20_Text">if test -s $1</text:p>
        <text:p text:style-name="Preformatted_20_Text">then</text:p>
        <text:p text:style-name="Preformatted_20_Text"><text:s text:c="8"/>echo "$1 not empty file"</text:p>
        <text:p text:style-name="Preformatted_20_Text">fi</text:p>
        <text:p text:style-name="Preformatted_20_Text"><text:s/></text:p>
        <text:p text:style-name="Preformatted_20_Text">if test -f $1</text:p>
        <text:p text:style-name="Preformatted_20_Text">then</text:p>
        <text:p text:style-name="Preformatted_20_Text"><text:s text:c="8"/>echo "$1 normal file. Not a directory"</text:p>
        <text:p text:style-name="Preformatted_20_Text">fi</text:p>
        <text:p text:style-name="Preformatted_20_Text">if test -e $1</text:p>
        <text:p text:style-name="Preformatted_20_Text">then </text:p>
        <text:p text:style-name="Preformatted_20_Text"><text:s text:c="4"/>echo "$1 exists"</text:p>
        <text:p text:style-name="Preformatted_20_Text">fi </text:p>
        <text:p text:style-name="Preformatted_20_Text"><text:s/></text:p>
        <text:p text:style-name="Preformatted_20_Text">if test -d $1</text:p>
        <text:p text:style-name="Preformatted_20_Text">then</text:p>
        <text:p text:style-name="Preformatted_20_Text"><text:s text:c="8"/>echo "$1 is directory and not a file"</text:p>
        <text:p text:style-name="Preformatted_20_Text">fi</text:p>
        <text:p text:style-name="Preformatted_20_Text"><text:s/></text:p>
        <text:p text:style-name="Preformatted_20_Text">if test -r $1</text:p>
        <text:p text:style-name="Preformatted_20_Text">then</text:p>
        <text:p text:style-name="Preformatted_20_Text"><text:soft-page-break/><text:s text:c="8"/>echo "$1 is read-only file"</text:p>
        <text:p text:style-name="Preformatted_20_Text">fi</text:p>
        <text:p text:style-name="Preformatted_20_Text"><text:s/></text:p>
        <text:p text:style-name="Preformatted_20_Text">if test -x $1</text:p>
        <text:p text:style-name="Preformatted_20_Text">then</text:p>
        <text:p text:style-name="Preformatted_20_Text"><text:s text:c="8"/>echo "$1 is executable"</text:p>
        <text:p text:style-name="P4">fi</text:p>
        <text:h text:style-name="Heading_20_2" text:outline-level="2"><text:bookmark text:name="toc15"/>if…else…fi</text:h>
        <text:p text:style-name="Text_20_body">If given condition is true then command1 is executed otherwise command2 is executed.</text:p>
        <text:p text:style-name="Preformatted_20_Text">#!/bin/sh</text:p>
        <text:p text:style-name="Preformatted_20_Text">#</text:p>
        <text:p text:style-name="Preformatted_20_Text"># Script to see whether argument is positive or negative</text:p>
        <text:p text:style-name="Preformatted_20_Text">#</text:p>
        <text:p text:style-name="Preformatted_20_Text">if [ $# -eq 0 ]</text:p>
        <text:p text:style-name="Preformatted_20_Text">then</text:p>
        <text:p text:style-name="Preformatted_20_Text">echo "$0 : You must give/supply one integers"</text:p>
        <text:p text:style-name="Preformatted_20_Text">exit 1</text:p>
        <text:p text:style-name="Preformatted_20_Text">fi</text:p>
        <text:p text:style-name="Preformatted_20_Text"><text:s/></text:p>
        <text:p text:style-name="Preformatted_20_Text">if test $1 -gt 0</text:p>
        <text:p text:style-name="Preformatted_20_Text">then</text:p>
        <text:p text:style-name="Preformatted_20_Text">echo "$1 number is positive"</text:p>
        <text:p text:style-name="Preformatted_20_Text">else</text:p>
        <text:p text:style-name="Preformatted_20_Text">echo "$1 number is negative"</text:p>
        <text:p text:style-name="P4">fi</text:p>
        <text:h text:style-name="Heading_20_2" text:outline-level="2"><text:bookmark text:name="toc16"/>Multilevel if-then-else</text:h>
        <text:p text:style-name="Preformatted_20_Text">#</text:p>
        <text:p text:style-name="Preformatted_20_Text">#!/bin/sh</text:p>
        <text:p text:style-name="Preformatted_20_Text"># Script to test if..elif...else</text:p>
        <text:p text:style-name="Preformatted_20_Text">#</text:p>
        <text:p text:style-name="Preformatted_20_Text">if [ $1 -gt 0 ]; then</text:p>
        <text:p text:style-name="Preformatted_20_Text"><text:s text:c="2"/>echo "$1 is positive"</text:p>
        <text:p text:style-name="Preformatted_20_Text">elif [ $1 -lt 0 ]</text:p>
        <text:p text:style-name="Preformatted_20_Text">then</text:p>
        <text:p text:style-name="Preformatted_20_Text"><text:s text:c="2"/>echo "$1 is negative"</text:p>
        <text:p text:style-name="Preformatted_20_Text"><text:soft-page-break/>elif [ $1 -eq 0 ]</text:p>
        <text:p text:style-name="Preformatted_20_Text">then</text:p>
        <text:p text:style-name="Preformatted_20_Text"><text:s text:c="2"/>echo "$1 is zero"</text:p>
        <text:p text:style-name="Preformatted_20_Text">else</text:p>
        <text:p text:style-name="Preformatted_20_Text"><text:s text:c="2"/>echo "Opps! $1 is not number, give number"</text:p>
        <text:p text:style-name="P4">fi</text:p>
        <text:h text:style-name="Heading_20_2" text:outline-level="2"><text:bookmark text:name="toc17"/>Loops</text:h>
        <text:h text:style-name="Heading_20_3" text:outline-level="3"><text:bookmark text:name="toc18"/>for loops</text:h>
        <text:p text:style-name="Text_20_body"><text:span text:style-name="Strong_20_Emphasis">Example 1</text:span></text:p>
        <text:p text:style-name="Preformatted_20_Text">$ cat &gt; testfor</text:p>
        <text:p text:style-name="Preformatted_20_Text">for i in 1 2 3 4 5</text:p>
        <text:p text:style-name="Preformatted_20_Text">do</text:p>
        <text:p text:style-name="Preformatted_20_Text">echo "Welcome $i times"</text:p>
        <text:p text:style-name="P4">done</text:p>
        <text:p text:style-name="Text_20_body"><text:span text:style-name="Strong_20_Emphasis">Example 2</text:span></text:p>
        <text:p text:style-name="Preformatted_20_Text">#!/bin/sh</text:p>
        <text:p text:style-name="Preformatted_20_Text">#</text:p>
        <text:p text:style-name="Preformatted_20_Text">#Script to test for loop</text:p>
        <text:p text:style-name="Preformatted_20_Text">#</text:p>
        <text:p text:style-name="Preformatted_20_Text">#</text:p>
        <text:p text:style-name="Preformatted_20_Text">if [ $# -eq 0 ]</text:p>
        <text:p text:style-name="Preformatted_20_Text">then</text:p>
        <text:p text:style-name="Preformatted_20_Text">echo "Error - Number missing form command line argument"</text:p>
        <text:p text:style-name="Preformatted_20_Text">echo "Syntax : $0 number"</text:p>
        <text:p text:style-name="Preformatted_20_Text">echo "Use to print multiplication table for given number"</text:p>
        <text:p text:style-name="Preformatted_20_Text">exit 1</text:p>
        <text:p text:style-name="Preformatted_20_Text">fi</text:p>
        <text:p text:style-name="Preformatted_20_Text">n=$1</text:p>
        <text:p text:style-name="Preformatted_20_Text">for i in 1 2 3 4 5 6 7 8 9 10 #or for (( <text:s/>i = <text:s text:c="4"/>0 ; <text:s/>i &lt;= 10; <text:s/>i++ <text:s/>))</text:p>
        <text:p text:style-name="Preformatted_20_Text">do</text:p>
        <text:p text:style-name="Preformatted_20_Text">echo "$n * $i = `expr $i \* $n`"</text:p>
        <text:p text:style-name="P4">done</text:p>
        <text:h text:style-name="Heading_20_3" text:outline-level="3"><text:bookmark text:name="toc19"/><text:soft-page-break/>while loops</text:h>
        <text:p text:style-name="Preformatted_20_Text">#!/bin/sh</text:p>
        <text:p text:style-name="Preformatted_20_Text">#</text:p>
        <text:p text:style-name="Preformatted_20_Text">#Script to test while statement</text:p>
        <text:p text:style-name="Preformatted_20_Text">#</text:p>
        <text:p text:style-name="Preformatted_20_Text">if [ $# -eq 0 ]</text:p>
        <text:p text:style-name="Preformatted_20_Text">then</text:p>
        <text:p text:style-name="Preformatted_20_Text"><text:s text:c="3"/>echo "Error - Number missing form command line argument"</text:p>
        <text:p text:style-name="Preformatted_20_Text"><text:s text:c="3"/>echo "Syntax : $0 number"</text:p>
        <text:p text:style-name="Preformatted_20_Text"><text:s text:c="3"/>echo " Use to print multiplication table for given number"</text:p>
        <text:p text:style-name="Preformatted_20_Text">exit 1</text:p>
        <text:p text:style-name="Preformatted_20_Text">fi</text:p>
        <text:p text:style-name="Preformatted_20_Text">n=$1</text:p>
        <text:p text:style-name="Preformatted_20_Text">i=1</text:p>
        <text:p text:style-name="Preformatted_20_Text">while [ $i -le 10 ]</text:p>
        <text:p text:style-name="Preformatted_20_Text">do</text:p>
        <text:p text:style-name="Preformatted_20_Text"><text:s text:c="2"/>echo "$n * $i = `expr $i \* $n`"</text:p>
        <text:p text:style-name="Preformatted_20_Text"><text:s text:c="2"/>i=`expr $i + 1`</text:p>
        <text:p text:style-name="P4">done</text:p>
        <text:h text:style-name="Heading_20_2" text:outline-level="2"><text:bookmark text:name="toc20"/>case</text:h>
        <text:p text:style-name="Preformatted_20_Text"># if no vehicle name is given</text:p>
        <text:p text:style-name="Preformatted_20_Text"># i.e. -z $1 is defined and it is NULL</text:p>
        <text:p text:style-name="Preformatted_20_Text">#</text:p>
        <text:p text:style-name="Preformatted_20_Text"># if no command line arg are sdf</text:p>
        <text:p text:style-name="Preformatted_20_Text"><text:s/></text:p>
        <text:p text:style-name="Preformatted_20_Text">if [ -z $1 ]</text:p>
        <text:p text:style-name="Preformatted_20_Text">then</text:p>
        <text:p text:style-name="Preformatted_20_Text"><text:s text:c="2"/>rental="*** Unknown vehicle ***"</text:p>
        <text:p text:style-name="Preformatted_20_Text">elif [ -n $1 ]</text:p>
        <text:p text:style-name="Preformatted_20_Text">then</text:p>
        <text:p text:style-name="Preformatted_20_Text"># otherwise make first arg as rental</text:p>
        <text:p text:style-name="Preformatted_20_Text"><text:s text:c="2"/>rental=$1</text:p>
        <text:p text:style-name="Preformatted_20_Text">fi</text:p>
        <text:p text:style-name="Preformatted_20_Text"><text:s/></text:p>
        <text:p text:style-name="Preformatted_20_Text">case $rental in</text:p>
        <text:p text:style-name="Preformatted_20_Text"><text:s text:c="3"/>"car") echo "For $rental Rs.20 per k/m";;</text:p>
        <text:p text:style-name="Preformatted_20_Text"><text:s text:c="3"/>"van") echo "For $rental Rs.10 per k/m";;</text:p>
        <text:p text:style-name="Preformatted_20_Text"><text:s text:c="3"/>"jeep") echo "For $rental Rs.5 per k/m";;</text:p>
        <text:p text:style-name="Preformatted_20_Text"><text:s text:c="3"/>"bicycle") echo "For $rental 20 paisa per k/m";;</text:p>
        <text:p text:style-name="Preformatted_20_Text"><text:soft-page-break/><text:s text:c="3"/>*) echo "Sorry, I can not gat a $rental for you";;</text:p>
        <text:p text:style-name="P4">esac</text:p>
        <text:h text:style-name="Heading_20_2" text:outline-level="2"><text:bookmark text:name="toc21"/>Debugging Shell Scripts</text:h>
        <text:p text:style-name="Text_20_body"><text:span text:style-name="Strong_20_Emphasis">-v</text:span> Print shell input lines as they are read.<text:line-break/><text:span text:style-name="Strong_20_Emphasis">-x</text:span> After expanding each simple-command, bash displays the expanded value of PS4 system variable, followed by the command and its expanded arguments.</text:p>
        <text:h text:style-name="Heading_20_1" text:outline-level="1"><text:bookmark text:name="toc22"/>Advanced Features</text:h>
        <text:h text:style-name="Heading_20_2" text:outline-level="2"><text:bookmark text:name="toc23"/>Local and Global Shell variables</text:h>
        <text:p text:style-name="Text_20_body">Local variable can be used in same shell only.<text:line-break/>Global variables or environment variables are available in all shells. Commands env or printenv can be used to display environment variables.</text:p>
        <text:h text:style-name="Heading_20_2" text:outline-level="2"><text:bookmark text:name="toc24"/>Functions</text:h>
        <text:p text:style-name="Text_20_body">Function is series of instruction/commands. Function performs particular activity in shell i.e. it had specific work to do or simply say task.</text:p>
        <text:p text:style-name="Preformatted_20_Text">sum() </text:p>
        <text:p text:style-name="Preformatted_20_Text">{</text:p>
        <text:p text:style-name="Preformatted_20_Text"><text:s text:c="4"/>if [ -z "$2" ]; then</text:p>
        <text:p text:style-name="Preformatted_20_Text"><text:s text:c="8"/>echo $1</text:p>
        <text:p text:style-name="Preformatted_20_Text"><text:s text:c="4"/>else</text:p>
        <text:p text:style-name="Preformatted_20_Text"><text:s text:c="8"/>a=$1;</text:p>
        <text:p text:style-name="Preformatted_20_Text"><text:s text:c="8"/>shift;</text:p>
        <text:p text:style-name="Preformatted_20_Text"><text:s text:c="8"/>b=`sum $@`</text:p>
        <text:p text:style-name="Preformatted_20_Text"><text:s text:c="8"/>echo `expr $a + $b`</text:p>
        <text:p text:style-name="Preformatted_20_Text"><text:s text:c="4"/>fi</text:p>
        <text:p text:style-name="P4">}</text:p>
        <text:h text:style-name="Heading_20_2" text:outline-level="2"><text:bookmark text:name="toc25"/><text:soft-page-break/>Reading from the shell</text:h>
        <text:p text:style-name="Text_20_body"><text:span text:style-name="Strong_20_Emphasis">Example 1</text:span></text:p>
        <text:p text:style-name="Preformatted_20_Text">#/bin/sh</text:p>
        <text:p text:style-name="Preformatted_20_Text"><text:s/></text:p>
        <text:p text:style-name="Preformatted_20_Text">echo "Name?"</text:p>
        <text:p text:style-name="Preformatted_20_Text">read name</text:p>
        <text:p text:style-name="Preformatted_20_Text">echo "Age?"</text:p>
        <text:p text:style-name="Preformatted_20_Text">read age</text:p>
        <text:p text:style-name="P4">echo "Hello $name, you are $age years old"</text:p>
        <text:p text:style-name="Text_20_body"><text:span text:style-name="Strong_20_Emphasis">Example 2</text:span></text:p>
        <text:p text:style-name="Preformatted_20_Text"># Script to create simple menus and take action according to that selected</text:p>
        <text:p text:style-name="Preformatted_20_Text"># menu item</text:p>
        <text:p text:style-name="Preformatted_20_Text">#</text:p>
        <text:p text:style-name="Preformatted_20_Text">while :</text:p>
        <text:p text:style-name="Preformatted_20_Text"><text:s/>do</text:p>
        <text:p text:style-name="Preformatted_20_Text"><text:s text:c="4"/>clear</text:p>
        <text:p text:style-name="Preformatted_20_Text"><text:s text:c="4"/>echo "-------------------------------------"</text:p>
        <text:p text:style-name="Preformatted_20_Text"><text:s text:c="4"/>echo " Main Menu "</text:p>
        <text:p text:style-name="Preformatted_20_Text"><text:s text:c="4"/>echo "-------------------------------------"</text:p>
        <text:p text:style-name="Preformatted_20_Text"><text:s text:c="4"/>echo "[1] Show Todays date/time"</text:p>
        <text:p text:style-name="Preformatted_20_Text"><text:s text:c="4"/>echo "[2] Show files in current directory"</text:p>
        <text:p text:style-name="Preformatted_20_Text"><text:s text:c="4"/>echo "[3] Show calendar"</text:p>
        <text:p text:style-name="Preformatted_20_Text"><text:s text:c="4"/>echo "[4] Start editor to write letters"</text:p>
        <text:p text:style-name="Preformatted_20_Text"><text:s text:c="4"/>echo "[5] Exit/Stop"</text:p>
        <text:p text:style-name="Preformatted_20_Text"><text:s text:c="4"/>echo "======================="</text:p>
        <text:p text:style-name="Preformatted_20_Text"><text:s text:c="4"/>echo -n "Enter your menu choice [1-5]: "</text:p>
        <text:p text:style-name="Preformatted_20_Text"><text:s text:c="4"/>read yourch</text:p>
        <text:p text:style-name="Preformatted_20_Text"><text:s text:c="4"/>case $yourch in</text:p>
        <text:p text:style-name="Preformatted_20_Text"><text:s text:c="6"/>1) echo "Today is `date` , press a key. . ." ; read ;;</text:p>
        <text:p text:style-name="Preformatted_20_Text"><text:s text:c="6"/>2) echo "Files in `pwd`" ; ls -l ; echo "Press a key. . ." ; read ;;</text:p>
        <text:p text:style-name="Preformatted_20_Text"><text:s text:c="6"/>3) cal ; echo "Press a key. . ." ; read ;;</text:p>
        <text:p text:style-name="Preformatted_20_Text"><text:s text:c="6"/>4) vi ;;</text:p>
        <text:p text:style-name="Preformatted_20_Text"><text:s text:c="6"/>5) exit 0 ;;</text:p>
        <text:p text:style-name="Preformatted_20_Text"><text:s text:c="6"/>*) echo "Opps!!! Please select choice 1,2,3,4, or 5";</text:p>
        <text:p text:style-name="Preformatted_20_Text"><text:s text:c="9"/>echo "Press a key. . ." ; read ;;</text:p>
        <text:p text:style-name="Preformatted_20_Text"><text:s/>esac</text:p>
        <text:p text:style-name="P4">done</text:p>
        <text:p text:style-name="Text_20_body"><text:soft-page-break/><text:a xlink:type="simple" xlink:href="http://freeos.com/guides/lsst/ch04sec12.html" text:style-name="Internet_20_link" text:visited-style-name="Visited_20_Internet_20_Link">http://freeos.com/guides/lsst/ch04sec12.html</text:a><text:line-break/><text:a xlink:type="simple" xlink:href="http://stackoverflow.com/questions/603696/linux-command-line-best-practices-and-tips" text:style-name="Internet_20_link" text:visited-style-name="Visited_20_Internet_20_Link">http://stackoverflow.com/questions/603696/linux-command-line-best-practices-and-tips</text:a><text:line-break/><text:a xlink:type="simple" xlink:href="http://www.commandlinefu.com/commands/browse" text:style-name="Internet_20_link" text:visited-style-name="Visited_20_Internet_20_Link">http://www.commandlinefu.com/commands/browse</text:a></text:p>
        <text:p text:style-name="P3">Bibliography</text:p>
        <text:section text:style-name="Sect1" text:name="bibitem-1">
          <text:p text:style-name="P3">1. <text:a xlink:type="simple" xlink:href="http://tldp.org/LDP/abs/html/" office:target-frame-name="_blank" xlink:show="new" text:style-name="Internet_20_link" text:visited-style-name="Visited_20_Internet_20_Link">Advanced Bash-Scripting Guide</text:a></text:p>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2:08:42.271342856</meta:creation-date>
    <dc:date>2017-08-23T12:11:48.623802686</dc:date>
    <meta:editing-duration>PT3M6S</meta:editing-duration>
    <meta:editing-cycles>1</meta:editing-cycles>
    <meta:generator>LibreOffice/5.1.6.2$Linux_X86_64 LibreOffice_project/10m0$Build-2</meta:generator>
    <meta:document-statistic meta:table-count="2" meta:image-count="0" meta:object-count="0" meta:page-count="13" meta:paragraph-count="354" meta:word-count="1616" meta:character-count="8835" meta:non-whitespace-character-count="7111"/>
  </office:meta>
</office:document-meta>
</file>